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svg:stroke-color="#808080" draw:marker-start="" draw:marker-end=""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svg:stroke-color="#808080" draw:marker-start="" draw:marker-end="" draw:fill="solid" draw:fill-color="#ff950e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808080" draw:marker-start="" draw:marker-start-width="0.3cm" draw:marker-end="" draw:marker-end-width="0.3cm" draw:fill="none" draw:textarea-vertical-align="middle"/>
    </style:style>
    <style:style style:name="gr7" style:family="graphic" style:parent-style-name="standard">
      <style:graphic-properties svg:stroke-color="#808080" draw:marker-start="" draw:marker-end="" draw:fill="solid"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svg:stroke-color="#808080" draw:marker-start="" draw:marker-end="" draw:fill="solid"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ff950e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 draw:shadow="hidden"/>
    </style:style>
    <style:style style:name="gr11" style:family="graphic" style:parent-style-name="standard">
      <style:graphic-properties svg:stroke-color="#000000" draw:fill="solid" draw:fill-color="#e9ffe9" draw:opacity="95%" draw:textarea-horizontal-align="justify" draw:textarea-vertical-align="middle" draw:auto-grow-height="false" draw:shadow-opacity="95%"/>
    </style:style>
    <style:style style:name="gr12" style:family="graphic" style:parent-style-name="standard">
      <style:graphic-properties draw:fill="solid" draw:fill-color="#ff950e" draw:textarea-horizontal-align="justify" draw:textarea-vertical-align="middle" draw:auto-grow-height="false" draw:shadow="hidden"/>
    </style:style>
    <style:style style:name="gr13" style:family="graphic" style:parent-style-name="standard">
      <style:graphic-properties svg:stroke-color="#000000" draw:fill="solid" draw:fill-color="#a6ffa6" draw:opacity="95%" draw:textarea-horizontal-align="justify" draw:textarea-vertical-align="middle" draw:auto-grow-height="false" draw:shadow-opacity="95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6cm" svg:height="1.67cm" svg:x="7cm" svg:y="4.53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>midPoint</text:span></text:p>
          <text:p text:style-name="P1"><text:span text:style-name="T2">(Identity Provisioning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6cm" svg:height="2cm" svg:x="10.2cm" svg:y="8.4cm">
          <draw:glue-point draw:id="9" svg:x="-2.777cm" svg:y="-5cm"/>
          <draw:glue-point draw:id="10" svg:x="2.777cm" svg:y="-5cm"/>
          <text:p text:style-name="P1"><text:span text:style-name="T2"/></text:p>
          <text:p text:style-name="P1"><text:span text:style-name="T2">(Directory Server)</text:span></text:p>
          <draw:enhanced-geometry svg:viewBox="0 0 88 21600" draw:glue-points="44 ?f6 44 0 0 10800 44 21600 88 10800" draw:text-areas="0 ?f6 88 ?f3" draw:type="can" draw:modifiers="6962.5187406296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draw:type="curve" svg:x1="8.201cm" svg:y1="6.2cm" svg:x2="6.599cm" svg:y2="8.4cm" draw:start-shape="id1" draw:start-glue-point="4" draw:end-shape="id2" draw:end-glue-point="10" svg:d="m8201 6200c0 1650-1602 550-1602 2200" svg:viewBox="0 0 1603 2201">
          <text:p/>
        </draw:connector>
        <draw:custom-shape draw:style-name="gr2" draw:text-style-name="P2" xml:id="id4" draw:id="id4" draw:layer="layout" svg:width="4.6cm" svg:height="1.67cm" svg:x="14.4cm" svg:y="6.33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/></text:p>
          <text:p text:style-name="P1"><text:span text:style-name="T2">(Entitlement Server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399cm" svg:y1="6.2cm" svg:x2="11.001cm" svg:y2="8.4cm" draw:start-shape="id1" draw:start-glue-point="5" draw:end-shape="id3" draw:end-glue-point="9" svg:d="m10399 6200c0 1650 602 550 602 2200" svg:viewBox="0 0 603 2201">
          <text:p/>
        </draw:connector>
        <draw:connector draw:style-name="gr3" draw:text-style-name="P1" draw:layer="layout" draw:type="curve" svg:x1="14.4cm" svg:y1="7.165cm" svg:x2="12.999cm" svg:y2="8.4cm" draw:start-shape="id4" draw:start-glue-point="3" draw:end-shape="id3" draw:end-glue-point="10" svg:d="m14400 7165c-934 0-1401 411-1401 1235" svg:viewBox="0 0 1402 1236">
          <text:p/>
        </draw:connector>
        <draw:custom-shape draw:style-name="gr1" draw:text-style-name="P2" xml:id="id5" draw:id="id5" draw:layer="layout" svg:width="5.2cm" svg:height="1.67cm" svg:x="1.4cm" svg:y="1.53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>OSIAM</text:span></text:p>
          <text:p text:style-name="P1"><text:span text:style-name="T2">(Internet Access Management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7cm" svg:y1="5.001cm" svg:x2="5.243cm" svg:y2="3.2cm" draw:start-shape="id1" draw:start-glue-point="10" draw:end-shape="id5" draw:end-glue-point="5" svg:d="m7000 5001c-1172 0-1757-600-1757-1801" svg:viewBox="0 0 1758 1802">
          <text:p/>
        </draw:connector>
        <draw:custom-shape draw:style-name="gr2" draw:text-style-name="P2" xml:id="id2" draw:id="id2" draw:layer="layout" svg:width="3.6cm" svg:height="2cm" svg:x="3.8cm" svg:y="8.4cm">
          <draw:glue-point draw:id="9" svg:x="-2.777cm" svg:y="-5cm"/>
          <draw:glue-point draw:id="10" svg:x="2.777cm" svg:y="-5cm"/>
          <text:p text:style-name="P1"><text:span text:style-name="T2"/></text:p>
          <text:p text:style-name="P1"><text:span text:style-name="T2">(Identity Repository)</text:span></text:p>
          <draw:enhanced-geometry svg:viewBox="0 0 88 21600" draw:glue-points="44 ?f6 44 0 0 10800 44 21600 88 10800" draw:text-areas="0 ?f6 88 ?f3" draw:type="can" draw:modifiers="6962.5187406296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draw:type="curve" svg:x1="4.601cm" svg:y1="8.4cm" svg:x2="2.757cm" svg:y2="3.2cm" draw:start-shape="id2" draw:start-glue-point="9" draw:end-shape="id5" draw:end-glue-point="4" svg:d="m4601 8400c0-3900-1844-1300-1844-5200" svg:viewBox="0 0 1845 5201">
          <text:p/>
        </draw:connector>
        <draw:custom-shape draw:style-name="gr2" draw:text-style-name="P2" xml:id="id6" draw:id="id6" draw:layer="layout" svg:width="5.8cm" svg:height="1.67cm" svg:x="13.6cm" svg:y="4.13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/></text:p>
          <text:p text:style-name="P1"><text:span text:style-name="T2">(Enterprise Access Management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3.6cm" svg:y1="5.399cm" svg:x2="12cm" svg:y2="8.4cm" draw:start-shape="id6" draw:start-glue-point="11" draw:end-shape="id3" draw:end-glue-point="5" svg:d="m13600 5399c-1067 0-1600 1000-1600 3001" svg:viewBox="0 0 1601 3002">
          <text:p/>
        </draw:connector>
        <draw:connector draw:style-name="gr3" draw:text-style-name="P1" draw:layer="layout" draw:type="curve" svg:x1="11.6cm" svg:y1="5.001cm" svg:x2="13.6cm" svg:y2="4.965cm" draw:start-shape="id1" draw:start-glue-point="7" draw:end-shape="id6" svg:d="m11600 5001c1500 0 500-36 2000-36" svg:viewBox="0 0 2001 37">
          <text:p/>
        </draw:connector>
        <draw:custom-shape draw:style-name="gr2" draw:text-style-name="P2" xml:id="id7" draw:id="id7" draw:layer="layout" svg:width="3.2cm" svg:height="1.67cm" svg:x="7.4cm" svg:y="1.478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/></text:p>
          <text:p text:style-name="P1"><text:span text:style-name="T2">(GRC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9.3cm" svg:y1="4.53cm" svg:x2="9cm" svg:y2="3.148cm" draw:start-shape="id1" draw:start-glue-point="0" draw:end-shape="id7" draw:end-glue-point="2" svg:d="m9300 4530c0-1036-300-346-300-1382" svg:viewBox="0 0 301 1383">
          <text:p/>
        </draw:connector>
        <draw:custom-shape draw:style-name="gr2" draw:text-style-name="P2" xml:id="id8" draw:id="id8" draw:layer="layout" svg:width="3.8cm" svg:height="1.67cm" svg:x="11.4cm" svg:y="1.478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/></text:p>
          <text:p text:style-name="P1"><text:span text:style-name="T2">(Role Management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599cm" svg:y1="4.601cm" svg:x2="12.392cm" svg:y2="3.148cm" draw:start-shape="id1" draw:start-glue-point="8" draw:end-shape="id8" draw:end-glue-point="4" svg:d="m10599 4601c0-1143 1793-417 1793-1453" svg:viewBox="0 0 1794 1454">
          <text:p/>
        </draw:connector>
      </draw:page>
      <draw:page draw:name="page2" draw:style-name="dp1" draw:master-page-name="Default">
        <draw:custom-shape draw:style-name="gr4" draw:text-style-name="P2" xml:id="id9" draw:id="id9" draw:layer="layout" svg:width="2.228cm" svg:height="0.809cm" svg:x="9.313cm" svg:y="3.556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>midPoint</text:span></text:p>
          <text:p text:style-name="P1"><text:span text:style-name="T2">(Identity Provisioning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1" draw:id="id11" draw:layer="layout" svg:width="1.744cm" svg:height="0.969cm" svg:x="10.863cm" svg:y="5.431cm">
          <draw:glue-point draw:id="9" svg:x="-2.777cm" svg:y="-5cm"/>
          <draw:glue-point draw:id="10" svg:x="2.777cm" svg:y="-5cm"/>
          <text:p text:style-name="P1"><text:span text:style-name="T2"/></text:p>
          <text:p text:style-name="P1"><text:span text:style-name="T2"/></text:p>
          <draw:enhanced-geometry svg:viewBox="0 0 88 21600" draw:glue-points="44 ?f6 44 0 0 10800 44 21600 88 10800" draw:text-areas="0 ?f6 88 ?f3" draw:type="can" draw:modifiers="6962.5187406296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layout" draw:type="curve" svg:x1="9.895cm" svg:y1="4.364cm" svg:x2="9.119cm" svg:y2="5.431cm" draw:start-shape="id9" draw:start-glue-point="4" draw:end-shape="id10" draw:end-glue-point="10" svg:d="m9895 4364c0 799-776 266-776 1067" svg:viewBox="0 0 777 1068">
          <text:p/>
        </draw:connector>
        <draw:custom-shape draw:style-name="gr5" draw:text-style-name="P2" xml:id="id12" draw:id="id12" draw:layer="layout" svg:width="2.229cm" svg:height="0.809cm" svg:x="12.897cm" svg:y="4.428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0.959cm" svg:y1="4.364cm" svg:x2="11.251cm" svg:y2="5.431cm" draw:start-shape="id9" draw:start-glue-point="5" draw:end-shape="id11" draw:end-glue-point="9" svg:d="m10959 4364c0 799 292 266 292 1067" svg:viewBox="0 0 293 1068">
          <text:p/>
        </draw:connector>
        <draw:connector draw:style-name="gr6" draw:text-style-name="P1" draw:layer="layout" draw:type="curve" svg:x1="12.897cm" svg:y1="4.832cm" svg:x2="12.219cm" svg:y2="5.431cm" draw:start-shape="id12" draw:start-glue-point="3" draw:end-shape="id11" draw:end-glue-point="10" svg:d="m12897 4832c-452 0-678 199-678 599" svg:viewBox="0 0 679 600">
          <text:p/>
        </draw:connector>
        <draw:custom-shape draw:style-name="gr7" draw:text-style-name="P2" xml:id="id13" draw:id="id13" draw:layer="layout" svg:width="2.519cm" svg:height="0.809cm" svg:x="6.6cm" svg:y="2.103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9.313cm" svg:y1="3.784cm" svg:x2="8.461cm" svg:y2="2.911cm" draw:start-shape="id9" draw:start-glue-point="10" draw:end-shape="id13" draw:end-glue-point="5" svg:d="m9313 3784c-568 0-852-291-852-873" svg:viewBox="0 0 853 874">
          <text:p/>
        </draw:connector>
        <draw:custom-shape draw:style-name="gr4" draw:text-style-name="P2" xml:id="id10" draw:id="id10" draw:layer="layout" svg:width="1.744cm" svg:height="0.969cm" svg:x="7.763cm" svg:y="5.431cm">
          <draw:glue-point draw:id="9" svg:x="-2.777cm" svg:y="-5cm"/>
          <draw:glue-point draw:id="10" svg:x="2.777cm" svg:y="-5cm"/>
          <text:p text:style-name="P1"><text:span text:style-name="T2"/></text:p>
          <text:p text:style-name="P1"><text:span text:style-name="T2"/></text:p>
          <draw:enhanced-geometry svg:viewBox="0 0 88 21600" draw:glue-points="44 ?f6 44 0 0 10800 44 21600 88 10800" draw:text-areas="0 ?f6 88 ?f3" draw:type="can" draw:modifiers="6962.5187406296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layout" draw:type="curve" svg:x1="8.151cm" svg:y1="5.431cm" svg:x2="7.257cm" svg:y2="2.911cm" draw:start-shape="id10" draw:start-glue-point="9" draw:end-shape="id13" draw:end-glue-point="4" svg:d="m8151 5431c0-1890-894-630-894-2520" svg:viewBox="0 0 895 2521">
          <text:p/>
        </draw:connector>
        <draw:custom-shape draw:style-name="gr5" draw:text-style-name="P2" xml:id="id14" draw:id="id14" draw:layer="layout" svg:width="2.81cm" svg:height="0.809cm" svg:x="12.51cm" svg:y="3.363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2.51cm" svg:y1="3.977cm" svg:x2="11.735cm" svg:y2="5.431cm" draw:start-shape="id14" draw:start-glue-point="11" draw:end-shape="id11" draw:end-glue-point="5" svg:d="m12510 3977c-517 0-775 484-775 1454" svg:viewBox="0 0 776 1455">
          <text:p/>
        </draw:connector>
        <draw:connector draw:style-name="gr6" draw:text-style-name="P1" draw:layer="layout" draw:type="curve" svg:x1="11.541cm" svg:y1="3.784cm" svg:x2="12.51cm" svg:y2="3.591cm" draw:start-shape="id9" draw:start-glue-point="7" draw:end-shape="id14" draw:end-glue-point="10" svg:d="m11541 3784c727 0 243-193 969-193" svg:viewBox="0 0 970 194">
          <text:p/>
        </draw:connector>
        <draw:custom-shape draw:style-name="gr8" draw:text-style-name="P2" xml:id="id15" draw:id="id15" draw:layer="layout" svg:width="1.55cm" svg:height="0.809cm" svg:x="9.507cm" svg:y="2.078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0.427cm" svg:y1="3.556cm" svg:x2="10.282cm" svg:y2="2.887cm" draw:start-shape="id9" draw:start-glue-point="0" draw:end-shape="id15" draw:end-glue-point="2" svg:d="m10427 3556c0-502-145-168-145-669" svg:viewBox="0 0 146 670">
          <text:p/>
        </draw:connector>
        <draw:custom-shape draw:style-name="gr8" draw:text-style-name="P2" xml:id="id16" draw:id="id16" draw:layer="layout" svg:width="1.841cm" svg:height="0.809cm" svg:x="11.444cm" svg:y="2.078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1.056cm" svg:y1="3.59cm" svg:x2="11.924cm" svg:y2="2.886cm" draw:start-shape="id9" draw:start-glue-point="8" draw:end-shape="id16" draw:end-glue-point="4" svg:d="m11056 3590c0-553 868-202 868-704" svg:viewBox="0 0 869 705">
          <text:p/>
        </draw:connector>
        <draw:custom-shape draw:style-name="gr1" draw:text-style-name="P2" draw:layer="layout" svg:width="2.6cm" svg:height="1.2cm" svg:x="4.2cm" svg:y="10.2cm">
          <text:p text:style-name="P1"><text:span text:style-name="T2">Solutio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194.7806774014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2" draw:layer="layout" svg:width="2.6cm" svg:height="1.2cm" svg:x="14cm" svg:y="10.2cm">
          <text:p text:style-name="P1"><text:span text:style-name="T2">Solutio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194.7806774014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0" draw:text-style-name="P1" draw:layer="layout" svg:width="2.199cm" svg:height="5.5cm" svg:x="5.031cm" svg:y="4.3cm" svg:viewBox="0 0 2200 5501" svg:d="m1737 168c-801 1381-1286 2946-1405 4539-111-9-222-17-332-25 179 282 369 556 569 819 200-253 410-497 628-729-110-9-221-17-332-25 114-1513 574-2999 1335-4311-154-89-309-179-463-268zm-288-168zm-279 5501z">
          <text:p/>
        </draw:path>
        <draw:custom-shape draw:style-name="gr11" draw:text-style-name="P3" draw:layer="layout" svg:width="3.6cm" svg:height="1.6cm" svg:x="3.8cm" svg:y="7cm">
          <text:p text:style-name="P1"><text:span text:style-name="T1">System Integ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2" draw:text-style-name="P1" draw:layer="layout" svg:width="2.136cm" svg:height="4.309cm" svg:x="13.664cm" svg:y="5.491cm" svg:viewBox="0 0 2137 4310" svg:d="m321 218c518 1026 839 2153 939 3299-119 11-238 21-357 31 222 241 433 496 633 762 200-278 389-567 563-866-119 10-238 20-358 31-105-1207-443-2393-989-3475-144 72-287 145-431 218zm-321 161zm2137 3931z">
          <text:p/>
        </draw:path>
        <draw:custom-shape draw:style-name="gr13" draw:text-style-name="P3" draw:layer="layout" svg:width="3.6cm" svg:height="1.6cm" svg:x="13.4cm" svg:y="7cm">
          <text:p text:style-name="P1"><text:span text:style-name="T1">System Integ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cik</meta:initial-creator>
    <meta:creation-date>2013-10-14T14:11:26</meta:creation-date>
    <dc:date>2013-10-14T16:57:58</dc:date>
    <dc:creator>Radovan Semancik</dc:creator>
    <meta:editing-duration>PT1H44M16S</meta:editing-duration>
    <meta:editing-cycles>10</meta:editing-cycles>
    <meta:generator>LibreOffice/4.0.2.2$Linux_X86_64 LibreOffice_project/400m0$Build-2</meta:generator>
    <meta:document-statistic meta:object-count="40"/>
  </office:meta>
</office:document-meta>
</file>